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dae" officeooo:paragraph-rsid="00065d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fferent Ways to set Tabs</text:p>
      <text:p text:style-name="Standard"/>
      <text:p text:style-name="Standard"/>
      <text:p text:style-name="Standard"/>
      <text:p text:style-name="Standard"/>
      <text:p text:style-name="auto_243d6262"><text:tab/><text:span text:style-name="auto_f4440c60">Itam A</text:span><text:tab/><text:span text:style-name="auto_30ed6bf8">€12.50</text:span></text:p>
      <text:p text:style-name="Standard"/>
      <text:p text:style-name="Standard"/>
      <text:p text:style-name="auto_243d6262"><text:span text:style-name="auto_735a1d5b">Product</text:span><text:tab/><text:span text:style-name="auto_735a1d5b">Price</text:span><text:line-break/>Widget<text:tab/>€9.99<text:line-break/>Gadget<text:tab/>€14.20</text:p>
      <text:p text:style-name="Standard"/>
      <text:p text:style-name="Standard"/>
      <text:p text:style-name="auto_03a9f2b3">Subtotal<text:tab/>€24.1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auto_f4440c60" style:family="text" style:parent-style-name="Standard">
      <style:text-properties fo:font-weight="bold"/>
    </style:style>
    <style:style style:name="auto_30ed6bf8" style:family="text" style:parent-style-name="Standard">
      <style:text-properties fo:color="#cfcfcf"/>
    </style:style>
    <style:style style:name="auto_735a1d5b" style:family="text" style:parent-style-name="Standard">
      <style:text-properties fo:color="#0066cc"/>
    </style:style>
    <style:style style:name="auto_243d6262" style:family="paragraph" style:parent-style-name="Standard" style:class="text">
      <style:paragraph-properties>
        <style:tab-stops>
          <style:tab-stop style:position="5cm" style:type="left"/>
          <style:tab-stop style:position="11cm" style:type="right"/>
        </style:tab-stops>
      </style:paragraph-properties>
    </style:style>
    <style:style style:name="auto_03a9f2b3" style:family="paragraph" style:parent-style-name="Standard" style:class="text">
      <style:paragraph-properties>
        <style:tab-stops>
          <style:tab-stop style:position="11cm" style:type="right"/>
        </style:tab-stops>
      </style:paragraph-properties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22:12:20.426726501</meta:creation-date>
    <dc:date>2025-04-23T22:13:23.661656051</dc:date>
    <meta:editing-duration>PT1M4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24.2.7.2$Linux_X86_64 LibreOffice_project/420$Build-2</meta:generator>
  </office:meta>
</office:document-meta>
</file>